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text-properties style:text-underline-style="none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Program 11</text:p>
      <text:p text:style-name="P2"/>
      <text:list xml:id="list4912044185459168040" text:style-name="L1">
        <text:list-item>
          <text:p text:style-name="P5">PRE-GAMMING</text:p>
          <text:list>
            <text:list-item>
              <text:p text:style-name="P4">Dark Chocolate</text:p>
            </text:list-item>
            <text:list-item>
              <text:p text:style-name="P4">Hydration</text:p>
            </text:list-item>
            <text:list-item>
              <text:p text:style-name="P4">A clear head.</text:p>
            </text:list-item>
            <text:list-item>
              <text:p text:style-name="P4">Perspective: “Mental” MA fight, 15 minute rounds (never tense up)</text:p>
            </text:list-item>
            <text:list-item>
              <text:p text:style-name="P6">I need you focused.</text:p>
            </text:list-item>
          </text:list>
        </text:list-item>
        <text:list-item>
          <text:p text:style-name="P5">DOING</text:p>
          <text:list>
            <text:list-item>
              <text:p text:style-name="P4">Exception &gt;Nulls, Catch try that shit. Use you error codes</text:p>
            </text:list-item>
            <text:list-item>
              <text:p text:style-name="P4">keep it dry</text:p>
            </text:list-item>
            <text:list-item>
              <text:p text:style-name="P4">Draw it out. Reduce that mental load.</text:p>
            </text:list-item>
            <text:list-item>
              <text:p text:style-name="P4">Don't haze out. Don't get lost. Don't surrender. Focus. Your right here.</text:p>
            </text:list-item>
            <text:list-item>
              <text:p text:style-name="P4">Dont make shit up</text:p>
            </text:list-item>
            <text:list-item>
              <text:p text:style-name="P4">THEN-&gt;Write it out, whats next, logically</text:p>
            </text:list-item>
            <text:list-item>
              <text:p text:style-name="P4">How much time do errors really cost you? Do and fail. But learn.</text:p>
            </text:list-item>
            <text:list-item>
              <text:p text:style-name="P6">Doest it make sense?? Is it logical​?</text:p>
            </text:list-item>
            <text:list-item>
              <text:p text:style-name="P6">Function names should be Major Steps in BAKING THE CAKE</text:p>
            </text:list-item>
            <text:list-item>
              <text:p text:style-name="P6">If can't match syntax, match functionality</text:p>
            </text:list-item>
            <text:list-item>
              <text:p text:style-name="P6">"What are you trying to do?"</text:p>
            </text:list-item>
          </text:list>
        </text:list-item>
        <text:list-item>
          <text:p text:style-name="P5">LEARNING</text:p>
          <text:list>
            <text:list-item>
              <text:p text:style-name="P4">Empty your cup. Eyes of a child. “I know nothing”, I “think” nothing.</text:p>
            </text:list-item>
            <text:list-item>
              <text:p text:style-name="P4">No assumptions, only truth.</text:p>
            </text:list-item>
            <text:list-item>
              <text:p text:style-name="P4">Koncepts are King, Kontext and Examples are Prince.</text:p>
            </text:list-item>
            <text:list-item>
              <text:p text:style-name="P4">Write the Koncepts as keywords. Bake that cake. Test your Journey method with the boys. Ask those questions. </text:p>
            </text:list-item>
            <text:list-item>
              <text:p text:style-name="P4">Use that Mouse Reader, @Find(), Use those fingers</text:p>
            </text:list-item>
            <text:list-item>
              <text:p text:style-name="P7">Usable reading &amp; research only.</text:p>
            </text:list-item>
            <text:list-item>
              <text:p text:style-name="P7">Flow: Code, Read, Understand, build, Constant Transition (never fret, never tense)</text:p>
              <text:list>
                <text:list-item>
                  <text:p text:style-name="P7">DETAILS</text:p>
                  <text:list>
                    <text:list-item>
                      <text:p text:style-name="P7">Never Assume, know. Use your error codes, your trys/catches. When you get a error use the specific error to google search</text:p>
                    </text:list-item>
                    <text:list-item>
                      <text:p text:style-name="P7">sometimes: start at the end(result), move backwards to start. See what you need.</text:p>
                    </text:list-item>
                    <text:list-item>
                      <text:p text:style-name="P7">Never memorize, remember KONCEPTS</text:p>
                    </text:list-item>
                    <text:list-item>
                      <text:p text:style-name="P7">Find Patterns (blocks, brackets, symbols)</text:p>
                    </text:list-item>
                    <text:list-item>
                      <text:p text:style-name="P7">Everything is a block.</text:p>
                    </text:list-item>
                    <text:list-item>
                      <text:p text:style-name="P7">CHECK YOUR VERSIONS</text:p>
                    </text:list-item>
                    <text:list-item>
                      <text:p text:style-name="P7">most functions are in “English”. eg. Form.INVALID</text:p>
                    </text:list-item>
                    <text:list-item>
                      <text:p text:style-name="P7">brackets and logic, symbols and logic. Meaning, purpose and baking a cake</text:p>
                    </text:list-item>
                    <text:list-item>
                      <text:p text:style-name="P8">if you don't fully understand what your reading. If it doesnt make you feel a concept. Your wasiting your time looking at words and sentences.</text:p>
                    </text:list-item>
                    <text:list-item>
                      <text:p text:style-name="P8">Finger Reader</text:p>
                      <text:p text:style-name="P8"><text:s/>if can't match syntax; match functionality</text:p>
                    </text:list-item>
                  </text:list>
                </text:list-item>
              </text:list>
            </text:list-item>
            <text:list-item>
              <text:p text:style-name="P8">"What are you trying to do?"</text:p>
            </text:list-item>
            <text:list-item>
              <text:p text:style-name="P8">i get lost in vision, and my anxiety rises. Fix this.</text:p>
            </text:list-item>
          </text:list>
        </text:list-item>
        <text:list-item>
          <text:p text:style-name="P5">EMOTIONS &amp; MENTAL</text:p>
          <text:list>
            <text:list-item>
              <text:p text:style-name="P4">This is my mental blade, my MentalMA. I lived as I died. </text:p>
            </text:list-item>
            <text:list-item>
              <text:p text:style-name="P4">Fight using my mind. (Organization,clarity, Equity, Stability, flow, creation, adrenaline)</text:p>
            </text:list-item>
            <text:list-item>
              <text:p text:style-name="P4">Stop hitting yourself. Use your mind to find angles and truth, don't loop on fear and dread.</text:p>
            </text:list-item>
            <text:list-item>
              <text:p text:style-name="P4">Never doubt, never fear. It just is. Trust yourself. Wrong or right.</text:p>
            </text:list-item>
            <text:list-item>
              <text:p text:style-name="P4">No mind is not haze. Never haze.</text:p>
            </text:list-item>
            <text:list-item>
              <text:p text:style-name="P4"><text:soft-page-break/>SerEnity.</text:p>
            </text:list-item>
            <text:list-item>
              <text:p text:style-name="P4">No Mind, see everything at once.</text:p>
            </text:list-item>
            <text:list-item>
              <text:p text:style-name="P6">That raid ufc mma combat shit. But with your mind.<text:tab/></text:p>
            </text:list-item>
            <text:list-item>
              <text:p text:style-name="P6">Live in it. Enjoy the act of programming, not the result.</text:p>
            </text:list-item>
            <text:list-item>
              <text:p text:style-name="P6">Will take time to recode yourself. (look back at July, your making progress)</text:p>
            </text:list-item>
            <text:list-item>
              <text:p text:style-name="P6">don't be afraid of what others think; do you, define yourself. Be yourself. Live. Do your job</text:p>
            </text:list-item>
          </text:list>
        </text:list-item>
        <text:list-item>
          <text:p text:style-name="P5">BIG TARGETS (GOALS/Benchmarks/TESTs)</text:p>
          <text:list>
            <text:list-item>
              <text:p text:style-name="P4">NON OF THESE ARE ME; JUST MY BIOLOGICAL DEFECTS OF THE FLESH</text:p>
            </text:list-item>
            <text:list-item>
              <text:p text:style-name="P4">Dreader/Fearer/Psycosomatic</text:p>
            </text:list-item>
            <text:list-item>
              <text:p text:style-name="P4">Dope king/Monkey brain/the haze</text:p>
            </text:list-item>
            <text:list-item>
              <text:p text:style-name="P6">Beat them and be you. Live</text:p>
            </text:list-item>
            <text:list-item>
              <text:p text:style-name="P6">Youtube Video Length Speed.</text:p>
            </text:list-item>
            <text:list-item>
              <text:p text:style-name="P6">Achieve the Tao of programming</text:p>
              <text:list>
                <text:list-item>
                  <text:p text:style-name="P6">No tension</text:p>
                </text:list-item>
                <text:list-item>
                  <text:p text:style-name="P6">no fear</text:p>
                </text:list-item>
                <text:list-item>
                  <text:p text:style-name="P6">Flow</text:p>
                </text:list-item>
                <text:list-item>
                  <text:p text:style-name="P6">No dread. No anxiety. </text:p>
                </text:list-item>
                <text:list-item>
                  <text:p text:style-name="P6">Limited mistakes</text:p>
                </text:list-item>
                <text:list-item>
                  <text:p text:style-name="P6">Clear Cognition</text:p>
                </text:list-item>
                <text:list-item>
                  <text:p text:style-name="P6">Good Form (How to program 11)</text:p>
                </text:list-item>
                <text:list-item>
                  <text:p text:style-name="P6">Commitment (strike, hit it)</text:p>
                </text:list-item>
                <text:list-item>
                  <text:p text:style-name="P6">No mind, "see" and "feel" all code at the same time. Be grounded in your current point of logic. Be mentally balanced. Not to overdrawn. Not to limited in scope. Just enough for a given moment.</text:p>
                </text:list-item>
              </text:list>
            </text:list-item>
            <text:list-item>
              <text:p text:style-name="P6">Test Yourself. Apply Principles. Details will follow</text:p>
            </text:list-item>
          </text:list>
          <text:p text:style-name="P6"/>
        </text:list-item>
        <text:list-item>
          <text:p text:style-name="P5">HOW TO READ <text:span text:style-name="T1">DOCUMENTAION</text:span> &amp; PROGRAMMING <text:span text:style-name="T1">CONCEPTS</text:span></text:p>
          <text:list>
            <text:list-item>
              <text:p text:style-name="P6">it just is</text:p>
            </text:list-item>
            <text:list-item>
              <text:p text:style-name="P6">it just does</text:p>
            </text:list-item>
            <text:list-item>
              <text:p text:style-name="P6">return type</text:p>
            </text:list-item>
            <text:list-item>
              <text:p text:style-name="P6">parameter type</text:p>
            </text:list-item>
            <text:list-item>
              <text:p text:style-name="P6">exceptions</text:p>
            </text:list-item>
            <text:list-item>
              <text:p text:style-name="P6">catches, trys</text:p>
            </text:list-item>
          </text:list>
        </text:list-item>
      </text:list>
      <text:list xml:id="list8929963388059668445" text:style-name="L2">
        <text:list-item>
          <text:list>
            <text:list-item>
              <text:list>
                <text:list-item>
                  <text:p text:style-name="P9">parameters types require thier own research somethings. but thats it. Relax dude. Functional reading.</text:p>
                </text:list-item>
              </text:list>
            </text:list-item>
          </text:list>
        </text:list-item>
      </text:list>
      <text:list xml:id="list547596487432940459" text:style-name="L3">
        <text:list-item>
          <text:p text:style-name="P10">Multipass reading: Absorb and understand some elements. Second pass you add more detail. A painting isnt complete in one pass. Layers</text:p>
        </text:list-item>
        <text:list-item>
          <text:p text:style-name="P10">You can't "wing" programming. You have to be precise. Remember this in your Mental martial art.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H15M22S</meta:editing-duration>
    <meta:editing-cycles>26</meta:editing-cycles>
    <meta:generator>OpenOffice/4.1.7$Win32 OpenOffice.org_project/417m1$Build-9800</meta:generator>
    <dc:date>2020-10-20T17:12:02.80</dc:date>
    <dc:creator>Eli Lopez</dc:creator>
    <meta:document-statistic meta:table-count="0" meta:image-count="0" meta:object-count="0" meta:page-count="2" meta:paragraph-count="80" meta:word-count="668" meta:character-count="3657"/>
    <meta:user-defined meta:name="Info 1"/>
    <meta:user-defined meta:name="Info 2"/>
    <meta:user-defined meta:name="Info 3"/>
    <meta:user-defined meta:name="Info 4"/>
  </office:meta>
</office:document-meta>
</file>